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4.735cm"/>
      <style:paragraph-properties style:writing-mode="lr-tb"/>
    </style:style>
    <style:style style:name="pr2" style:family="presentation" style:parent-style-name="Default-subtitle">
      <style:graphic-properties draw:fill-color="#ffffff" fo:min-height="17.096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069a2e" loext:opacity="100%" loext:color-lum-mod="100%" loext:color-lum-off="0%" fo:font-size="50pt" style:font-size-asian="56pt" style:font-size-complex="56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fo:font-size="52pt" style:font-size-asian="52pt" style:font-size-complex="52pt"/>
    </style:style>
    <style:style style:name="P4" style:family="paragraph">
      <loext:graphic-properties draw:fill-color="#ffffff"/>
    </style:style>
    <style:style style:name="T1" style:family="text">
      <style:text-properties fo:color="#069a2e" loext:opacity="100%" fo:font-size="50pt" style:font-size-asian="56pt" style:font-size-complex="56pt"/>
    </style:style>
    <style:style style:name="T2" style:family="text">
      <style:text-properties fo:font-size="50pt" style:font-size-asian="52pt" style:font-size-complex="52pt"/>
    </style:style>
    <style:style style:name="T3" style:family="text">
      <style:text-properties fo:font-size="52pt" style:font-size-asian="52pt" style:font-size-complex="52pt"/>
    </style:style>
    <style:style style:name="T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Noto Sans CJK SC" style:font-size-asian="52pt" style:font-style-asian="normal" style:font-weight-asian="normal" style:font-name-complex="Lohit Devanagari" style:font-size-complex="5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fo:background-color="transparent" style:font-name-asian="Noto Sans CJK SC" style:font-size-asian="52pt" style:font-style-asian="normal" style:font-weight-asian="normal" style:font-name-complex="Lohit Devanagari" style:font-size-complex="5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fo:background-color="transparent" style:font-name-asian="Noto Sans CJK SC" style:font-size-asian="54pt" style:font-style-asian="normal" style:font-weight-asian="normal" style:font-name-complex="Lohit Devanagari" style:font-size-complex="5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Noto Sans CJK SC" style:font-size-asian="50pt" style:font-style-asian="normal" style:font-weight-asian="normal" style:font-name-complex="Lohit Devanagari" style:font-size-complex="5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Noto Sans CJK SC" style:font-size-asian="50pt" style:font-style-asian="normal" style:font-weight-asian="normal" style:font-name-complex="Lohit Devanagari" style:font-size-complex="5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94cm" svg:height="4.735cm" svg:x="0.5cm" svg:y="-0.07cm" presentation:class="title" presentation:user-transformed="true">
          <draw:text-box>
            <text:p><text:span text:style-name="T1">NOTICE DUE TO HOLIDAY</text:span></text:p>
          </draw:text-box>
        </draw:frame>
        <draw:frame presentation:style-name="pr2" draw:text-style-name="P3" draw:layer="layout" svg:width="25.94cm" svg:height="17.096cm" svg:x="1cm" svg:y="3.599cm">
          <draw:text-box>
            <text:p><text:span text:style-name="T2">THE MARIKINA ORTHOPEDIC SPECIALTY CLINIC (MOSC):</text:span><text:span text:style-name="T3"> </text:span></text:p>
            <text:p><text:span text:style-name="T4"/></text:p>
            <text:p><text:span text:style-name="T5">CLOSED:</text:span></text:p>
            <text:p text:style-name="P2"><text:span text:style-name="T6">MARCH 28 (THU), 29 (FRI), </text:span></text:p>
            <text:p text:style-name="P2"><text:span text:style-name="T6">30 (SAT), 31 (SUN), 2024</text:span></text:p>
            <text:p text:style-name="P2"><text:span text:style-name="T6"/></text:p>
            <text:p text:style-name="P2"><text:span text:style-name="T7">RESUME:</text:span><text:span text:style-name="T8"> APRIL 1, 2024 (MO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1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9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4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3cm" presentation:class="outline" presentation:placeholder="true">
        <draw:text-box/>
      </draw:frame>
      <draw:frame presentation:style-name="Mpr1" draw:text-style-name="MP2" draw:layer="backgroundobjects" svg:width="6.043cm" svg:height="1.35cm" svg:x="2.297cm" svg:y="18.8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2cm" svg:height="1.35cm" svg:x="9.871cm" svg:y="18.8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3cm" svg:height="1.35cm" svg:x="19.598cm" svg:y="18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04T12:38:04.120610512</meta:creation-date>
    <dc:date>2024-03-14T16:12:00.650000000</dc:date>
    <meta:editing-duration>PT58M47S</meta:editing-duration>
    <meta:editing-cycles>59</meta:editing-cycles>
    <meta:generator>LibreOffice/7.5.2.2$Windows_X86_64 LibreOffice_project/53bb9681a964705cf672590721dbc85eb4d0c3a2</meta:generator>
    <meta:print-date>2024-03-14T16:09:53.315000000</meta:print-date>
    <meta:document-statistic meta:object-count="25"/>
  </office:meta>
</office:document-meta>
</file>